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2f62" officeooo:paragraph-rsid="001e2f62"/>
    </style:style>
    <style:style style:name="P2" style:family="paragraph" style:parent-style-name="Standard" style:list-style-name="L1">
      <style:text-properties officeooo:rsid="001e2f62" officeooo:paragraph-rsid="001e2f62"/>
    </style:style>
    <style:style style:name="P3" style:family="paragraph" style:parent-style-name="Standard" style:list-style-name="L1">
      <style:text-properties fo:font-weight="normal" officeooo:rsid="001e2f62" officeooo:paragraph-rsid="001e2f62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ffecb" officeooo:paragraph-rsid="001ffec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0bd69" officeooo:paragraph-rsid="0020bd69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214508" officeooo:paragraph-rsid="00214508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2a67e" officeooo:paragraph-rsid="0022a67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Quick Crypto Intro:</text:p>
      <text:p text:style-name="P1"/>
      <text:list xml:id="list1067152541" text:style-name="L1">
        <text:list-item>
          <text:p text:style-name="P2">What is a cryptocurrency?</text:p>
          <text:list>
            <text:list-item>
              <text:p text:style-name="P2">Cryptocurrency is a form of decentralized money – it’s a protocol for digital value transfer</text:p>
            </text:list-item>
            <text:list-item>
              <text:p text:style-name="P2">A protocol for free and open exchange of value, just like the internet is a protocol for free and open exchange of information</text:p>
            </text:list-item>
            <text:list-item>
              <text:p text:style-name="P2">Just like all you need to browse Wikipedia is a web browser and internet connection, all you need to use Bitcoin, Ethereum, etc. is a wallet application and network connection</text:p>
            </text:list-item>
          </text:list>
        </text:list-item>
        <text:list-item>
          <text:p text:style-name="P2">Why did cryptocurrency emerge?</text:p>
          <text:list>
            <text:list-item>
              <text:p text:style-name="P2">Concerns about the centralized aspects of money – accessibility, community management, etc.</text:p>
              <text:list>
                <text:list-item>
                  <text:p text:style-name="P2">Although many of us have access to the privileges of banking, not all do. Bitcoin allows for open participation in the digital financial system</text:p>
                </text:list-item>
                <text:list-item>
                  <text:p text:style-name="P2">Eliminate the issue of borders with money – again, access and also fees. Can send and receive money from anyone, anywhere in the world, period</text:p>
                </text:list-item>
                <text:list-item>
                  <text:p text:style-name="P2">Built by a community of developers, users, miners/stakers, etc. - democratizing money. “Social consensus layer” – community needs to reach some level about the rules, implementation, etc.</text:p>
                </text:list-item>
              </text:list>
            </text:list-item>
          </text:list>
        </text:list-item>
        <text:list-item>
          <text:p text:style-name="P2">Pros and cons – Pros</text:p>
          <text:list>
            <text:list-item>
              <text:p text:style-name="P2">Accessibility – can be used by anyone, anywhere by installing an application. Very useful for peer-to-peer payments, just like peer-to-peer file sharing.</text:p>
            </text:list-item>
            <text:list-item>
              <text:p text:style-name="P2">Push-mechanism </text:p>
              <text:list>
                <text:list-item>
                  <text:p text:style-name="P2">No chargebacks for merchants. I get paid for consulting often in cryptocurrencies – once they send to my address it’s mine. </text:p>
                </text:list-item>
                <text:list-item>
                  <text:p text:style-name="P2">Don’t need to collect personal information, worry about data leaks</text:p>
                </text:list-item>
                <text:list-item>
                  <text:p text:style-name="P2">Just need to share a <text:span text:style-name="T1">public</text:span><text:span text:style-name="T2"> address to get paid</text:span></text:p>
                </text:list-item>
                <text:list-item>
                  <text:p text:style-name="P3">Don’t have to share private information (credit card) with every merchant I do business with</text:p>
                </text:list-item>
              </text:list>
            </text:list-item>
            <text:list-item>
              <text:p text:style-name="P3">Strong civil liberties tool</text:p>
              <text:list>
                <text:list-item>
                  <text:p text:style-name="P3">Current example – Ukrainian government accepting payment in cryptocurrencies</text:p>
                </text:list-item>
                <text:list-item>
                  <text:p text:style-name="P3">Donation to journalists/dissidents – Wikileaks, etc.</text:p>
                </text:list-item>
                <text:list-item>
                  <text:p text:style-name="P3">Allows users to evade potential account freezes, seizures, etc. </text:p>
                </text:list-item>
                <text:list-item>
                  <text:p text:style-name="P6">Decentralized trading of tokens, assets – Ethereum, NFTs – ex future exchange of car keys may happen via blockchain instead of the DMV</text:p>
                </text:list-item>
              </text:list>
            </text:list-item>
            <text:list-item>
              <text:p text:style-name="P4">Gives users a choice – there’s many cryptocurrencies with different development goals</text:p>
              <text:list>
                <text:list-item>
                  <text:p text:style-name="P4">Ethereum – smart contracts, strong social layer for rapid protocol development</text:p>
                </text:list-item>
                <text:list-item>
                  <text:p text:style-name="P4">Bitcoin – “digital gold”, conservative protocol development in some aspects</text:p>
                </text:list-item>
                <text:list-item>
                  <text:p text:style-name="P4">Litecoin/Bitcoin Cash – “digital cash” low fees and fast processing for payments</text:p>
                </text:list-item>
                <text:list-item>
                  <text:p text:style-name="P5">Much infighting and differences in crypto, but we can all try our own things with our own variations in protocols – instead of one gov’t money having all the say</text:p>
                </text:list-item>
              </text:list>
            </text:list-item>
          </text:list>
        </text:list-item>
        <text:list-item>
          <text:p text:style-name="P7">Pros and cons – Cons</text:p>
          <text:list>
            <text:list-item>
              <text:p text:style-name="P7">With great power comes great responsibility – it’s very easy to make irreversible mistakes with cryptocurrencies.</text:p>
              <text:list>
                <text:list-item>
                  <text:p text:style-name="P7">Permanent loss can result</text:p>
                </text:list-item>
                <text:list-item>
                  <text:p text:style-name="P7">Volatile markets akin to gambling</text:p>
                </text:list-item>
                <text:list-item>
                  <text:p text:style-name="P7">Scams/fraud are rampant and require a lot of education/prevention</text:p>
                </text:list-item>
              </text:list>
            </text:list-item>
            <text:list-item>
              <text:p text:style-name="P7"><text:soft-page-break/>Environmental/energy use concerns with specifically Proof-of-Work consensus</text:p>
              <text:list>
                <text:list-item>
                  <text:p text:style-name="P7">High energy use helps with security, but is it worth it relative to adoption?</text:p>
                </text:list-item>
                <text:list-item>
                  <text:p text:style-name="P7">Alternative consensus such as Proof-of-Stake emerging, may reduce or eliminate this concern over time</text:p>
                </text:list-item>
              </text:list>
            </text:list-item>
          </text:list>
        </text:list-item>
        <text:list-item>
          <text:p text:style-name="P7">Overall:</text:p>
          <text:list>
            <text:list-item>
              <text:p text:style-name="P7">I think cryptocurrency is a powerful tool for free and open exchange, just like the internet is so useful for information</text:p>
            </text:list-item>
            <text:list-item>
              <text:p text:style-name="P7">We need strong tools to be empowered citizens – “digital sovereignty” is important</text:p>
            </text:list-item>
            <text:list-item>
              <text:p text:style-name="P7">Use cases are many, find uses that apply to your life – it’s all about using the right tool for the right job</text:p>
            </text:list-item>
          </text:list>
        </text:list-item>
        <text:list-item>
          <text:p text:style-name="P7">Q&amp;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5T13:10:07.214329051</meta:creation-date>
    <dc:date>2022-03-25T13:27:14.835516080</dc:date>
    <meta:editing-duration>PT16M47S</meta:editing-duration>
    <meta:editing-cycles>5</meta:editing-cycles>
    <meta:generator>LibreOffice/7.2.4.1$MacOSX_X86_64 LibreOffice_project/27d75539669ac387bb498e35313b970b7fe9c4f9</meta:generator>
    <meta:document-statistic meta:table-count="0" meta:image-count="0" meta:object-count="0" meta:page-count="2" meta:paragraph-count="40" meta:word-count="530" meta:character-count="3252" meta:non-whitespace-character-count="2778"/>
  </office:meta>
</office:document-meta>
</file>